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4.631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HTML_20_Preformatted" style:master-page-name="Standard">
      <style:paragraph-properties style:page-number="auto" fo:background-color="#ffffff">
        <style:background-image/>
      </style:paragraph-properties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212121" style:font-name="Calibri" fo:font-size="12pt" fo:language="en" fo:country="none" style:font-size-asian="12pt" style:font-size-complex="12pt"/>
    </style:style>
    <style:style style:name="T6" style:family="text">
      <style:text-properties fo:color="#ff3333" style:font-name="Calibri" fo:font-size="12pt" fo:language="en" fo:country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lyPub</text:span><text:span text:style-name="T1"> = Unilateral counting of all pubescent setae of sizes greater than 10 µm from the front edge of the clypeus. </text:span><text:span text:style-name="T5">Counting starts from the sagittal plane of the tentorial pit (a cuticular sinking in the form of points at the posterior edge of the clypeus, </text:span><text:span text:style-name="T6">S280</text:span><text:span text:style-name="T5">) and ends at the lateral end of clypeus. Divide the number obtained from </text:span><text:span text:style-name="T6">both</text:span><text:span text:style-name="T5"> side of the clypeus by two.</text:span></text:p>
      <text:p text:style-name="Standard"><text:span text:style-name="T4">Clypset</text:span><text:span text:style-name="T3"> = Presence of determinant ranges of chaetae on the clypeus. The significance of numbers 1 to 5 is indicated by following distribution pattern:</text:span></text:p>
      <text:p text:style-name="Standard"><text:span text:style-name="T3">1: Setae present at the most at the front end of the clypeus or totally absent;</text:span></text:p>
      <text:p text:style-name="Standard"><text:span text:style-name="T3">2: -in addition- presence of withdrawn setae at the post-apical position, around the anterior border of the clypeus;</text:span></text:p>
      <text:p text:style-name="Standard"><text:span text:style-name="T3">3: furthermore, presence of one or a few chaeta(e) in a third plane a little further back;</text:span></text:p>
      <text:p text:style-name="Standard"><text:span text:style-name="T3">4: thus, the presence of some chaetae in the most posterior regions of clypeus (Planes 4 and 5);</text:span></text:p>
      <text:p text:style-name="Standard"><text:span text:style-name="T3">5: clypeus with detached chaetae scattered all over its surface.</text:span></text:p>
      <text:p text:style-name="Standard"><text:span text:style-name="T4">CS </text:span><text:span text:style-name="T3">Arithmetic mean of </text:span><text:span text:style-name="T4">CW</text:span><text:span text:style-name="T3"> and</text:span><text:span text:style-name="T4"> CL</text:span><text:bookmark text:name="_GoBack"/></text:p>
      <text:p text:style-name="Standard"><text:span text:style-name="T4">CUHL </text:span><text:span text:style-name="T3">greatest length of setae on the rear side of the head.</text:span></text:p>
      <text:p text:style-name="P1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GB" style:font-name-complex="Courier New1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HTML_20_Vorformatiert_20_Zchn" style:display-name="HTML Vorformatiert Zchn" style:family="text" style:parent-style-name="Default_20_Paragraph_20_Font">
      <style:text-properties style:font-name="Courier New" fo:font-size="10pt" style:font-name-asian="Times New Roman" style:font-size-asian="10pt" style:language-asian="en" style:country-asian="GB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abiambe</meta:initial-creator>
    <meta:editing-cycles>3</meta:editing-cycles>
    <meta:creation-date>2015-09-15T03:09:00</meta:creation-date>
    <dc:date>2015-09-15T11:48:53.96</dc:date>
    <meta:editing-duration>PT10M23S</meta:editing-duration>
    <meta:generator>OpenOffice/4.0.1$Win32 OpenOffice.org_project/401m5$Build-9714</meta:generator>
    <meta:document-statistic meta:table-count="0" meta:image-count="0" meta:object-count="0" meta:page-count="1" meta:paragraph-count="10" meta:word-count="189" meta:character-count="10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